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6.35cm" svg:height="3.175cm" svg:x="2.54cm" svg:y="2.54cm">
          <text:p text:style-name="P1">Database</text:p>
          <text:p text:style-name="P1">Assembly in</text:p>
          <text:p text:style-name="P1">Geo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6.35cm" svg:height="3.175cm" svg:x="2.54cm" svg:y="7.62cm">
          <text:p text:style-name="P1">Data Diagnostics,</text:p>
          <text:p text:style-name="P1">Editing and</text:p>
          <text:p text:style-name="P1">Valid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6.35cm" svg:height="3.175cm" svg:x="2.54cm" svg:y="12.7cm">
          <text:p text:style-name="P1">Model Specification,</text:p>
          <text:p text:style-name="P1">Estimation and</text:p>
          <text:p text:style-name="P1">Calib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6.35cm" svg:height="3.175cm" svg:x="2.54cm" svg:y="17.78cm">
          <text:p text:style-name="P1">Creation of</text:p>
          <text:p text:style-name="P1">Scenarios</text:p>
          <text:p text:style-name="P1">(Model Input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5.714cm" svg:y1="5.715cm" svg:x2="5.714cm" svg:y2="7.62cm" draw:start-shape="id1" draw:start-glue-point="6" draw:end-shape="id2" draw:end-glue-point="4">
          <text:p/>
        </draw:connector>
        <draw:connector draw:style-name="gr2" draw:text-style-name="P2" draw:layer="layout" svg:x1="5.714cm" svg:y1="10.795cm" svg:x2="5.715cm" svg:y2="12.7cm" draw:start-shape="id2" draw:start-glue-point="6" draw:end-shape="id3">
          <text:p/>
        </draw:connector>
        <draw:connector draw:style-name="gr2" draw:text-style-name="P2" draw:layer="layout" svg:x1="5.715cm" svg:y1="15.875cm" svg:x2="5.715cm" svg:y2="17.78cm" draw:start-shape="id3" draw:end-shape="id4">
          <text:p/>
        </draw:connector>
        <draw:custom-shape draw:style-name="gr1" draw:text-style-name="P1" draw:id="id5" draw:layer="layout" svg:width="6.35cm" svg:height="3.175cm" svg:x="11.43cm" svg:y="17.78cm">
          <text:p text:style-name="P1">Simulation of</text:p>
          <text:p text:style-name="P1">Scenarios</text:p>
          <text:p text:style-name="P1">(Allocation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8.89cm" svg:y1="19.367cm" svg:x2="11.43cm" svg:y2="19.367cm" draw:start-shape="id4" draw:end-shape="id5">
          <text:p/>
        </draw:connector>
        <draw:custom-shape draw:style-name="gr1" draw:text-style-name="P1" draw:id="id6" draw:layer="layout" svg:width="6.35cm" svg:height="3.175cm" svg:x="11.43cm" svg:y="22.86cm">
          <text:p text:style-name="P1">Interface with</text:p>
          <text:p text:style-name="P1">Travel 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4.605cm" svg:y1="20.955cm" svg:x2="14.605cm" svg:y2="22.86cm" draw:start-shape="id5" draw:end-shape="id6">
          <text:p/>
        </draw:connector>
        <draw:custom-shape draw:style-name="gr1" draw:text-style-name="P1" draw:id="id7" draw:layer="layout" svg:width="6.35cm" svg:height="3.175cm" svg:x="2.54cm" svg:y="22.86cm">
          <text:p text:style-name="P1">Interface with</text:p>
          <text:p text:style-name="P1">Mid-level Model</text:p>
          <text:p text:style-name="P1">and Control Total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1.43cm" svg:y1="19.367cm" svg:x2="8.89cm" svg:y2="24.447cm" draw:start-shape="id5" draw:end-shape="id7">
          <text:p/>
        </draw:connector>
        <draw:custom-shape draw:style-name="gr1" draw:text-style-name="P1" draw:id="id8" draw:layer="layout" svg:width="6.35cm" svg:height="3.175cm" svg:x="11.43cm" svg:y="12.7cm">
          <text:p text:style-name="P1">Creation of</text:p>
          <text:p text:style-name="P1">Indicators</text:p>
          <text:p text:style-name="P1">and Extra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4.605cm" svg:y1="17.78cm" svg:x2="14.605cm" svg:y2="15.875cm" draw:start-shape="id5" draw:start-glue-point="0" draw:end-shape="id8">
          <text:p/>
        </draw:connector>
        <draw:custom-shape draw:style-name="gr1" draw:text-style-name="P1" draw:id="id9" draw:layer="layout" svg:width="6.35cm" svg:height="3.175cm" svg:x="11.43cm" svg:y="7.62cm">
          <text:p text:style-name="P1">Storage of Results</text:p>
          <text:p text:style-name="P1">in Geo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4.605cm" svg:y1="12.7cm" svg:x2="14.605cm" svg:y2="10.795cm" draw:start-shape="id8" draw:end-shape="id9">
          <text:p/>
        </draw:connector>
        <draw:custom-shape draw:style-name="gr1" draw:text-style-name="P1" draw:id="id10" draw:layer="layout" svg:width="6.35cm" svg:height="3.175cm" svg:x="11.43cm" svg:y="2.54cm">
          <text:p text:style-name="P1">GIS Visualization</text:p>
          <text:p text:style-name="P1">and Edit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4.605cm" svg:y1="7.62cm" svg:x2="14.605cm" svg:y2="5.715cm" draw:start-shape="id9" draw:end-shape="id10">
          <text:p/>
        </draw:connector>
        <draw:connector draw:style-name="gr2" draw:text-style-name="P2" draw:layer="layout" svg:x1="11.43cm" svg:y1="4.127cm" svg:x2="8.89cm" svg:y2="4.127cm" draw:start-shape="id10" draw:end-shape="id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initial-creator>Paul Waddell</meta:initial-creator>
    <meta:creation-date>2007-02-24T12:45:12</meta:creation-date>
    <dc:creator>Paul Waddell</dc:creator>
    <dc:date>2007-02-24T13:23:54</dc:date>
    <dc:language>en-US</dc:language>
    <meta:editing-cycles>4</meta:editing-cycles>
    <meta:editing-duration>PT23M31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